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F10000080466C5DD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666666"/>
    </style:style>
    <style:style style:name="P3" style:family="paragraph">
      <style:text-properties fo:color="#666666" style:font-name="Linux Biolinum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" style:family="paragraph">
      <style:text-properties style:font-name="Linux Biolinum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666666" style:font-name="Linux Biolinum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Linux Biolinum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17cm" svg:height="9.78cm" svg:x="2cm" svg:y="4.336cm">
          <draw:image xlink:href="Pictures/1000020100000DF10000080466C5DDB7.png" xlink:type="simple" xlink:show="embed" xlink:actuate="onLoad">
            <text:p/>
          </draw:image>
        </draw:frame>
        <draw:frame draw:style-name="gr2" draw:text-style-name="P3" draw:layer="layout" svg:width="2.267cm" svg:height="1.373cm" svg:x="16.2cm" svg:y="11.6cm">
          <draw:text-box draw:corner-radius="2.7cm">
            <text:p text:style-name="P2"><text:span text:style-name="T1">14.1</text:span></text:p>
          </draw:text-box>
        </draw:frame>
        <draw:frame draw:style-name="gr2" draw:text-style-name="P4" draw:layer="layout" svg:width="15.323cm" svg:height="2.906cm" svg:x="2.807cm" svg:y="18.8cm">
          <draw:text-box>
            <text:p text:style-name="P4"><text:span text:style-name="T2">Startup Gu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" svg:font-family="'Linux Bioli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Vlahavas</meta:initial-creator>
    <meta:creation-date>2014-02-22T16:26:07.271052975</meta:creation-date>
    <dc:date>2014-02-22T16:31:32.364942124</dc:date>
    <dc:creator>George Vlahavas</dc:creator>
    <meta:editing-duration>PT49S</meta:editing-duration>
    <meta:editing-cycles>2</meta:editing-cycles>
    <meta:generator>LibreOffice/4.2.0.4$Linux_X86_64 LibreOffice_project/05dceb5d363845f2cf968344d7adab8dcfb2ba71</meta:generator>
    <meta:document-statistic meta:object-count="3"/>
  </office:meta>
</office:document-meta>
</file>